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5394in" svg:height="3.5453in" svg:x="9.8862in" svg:y="2.6772in">
            <draw:object draw:notify-on-update-of-ranges="Sheet1.A1:Sheet1.A1 Sheet1.A2:Sheet1.A12 Sheet1.B1:Sheet1.B1 Sheet1.B2:Sheet1.B12 Sheet1.C1:Sheet1.C1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5394in" svg:height="3.5453in" svg:x="0.0217in" svg:y="2.9811in">
            <draw:object draw:notify-on-update-of-ranges="Sheet1.E1:Sheet1.E1 Sheet1.E2:Sheet1.E13 Sheet1.F1:Sheet1.F1 Sheet1.F2:Sheet1.F13 Sheet1.G1:Sheet1.G1 Sheet1.G2:Sheet1.G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5394in" svg:height="3.5453in" svg:x="9.8535in" svg:y="6.463in">
            <draw:object draw:notify-on-update-of-ranges="Sheet1.A1:Sheet1.A1 Sheet1.A2:Sheet1.A11 Sheet1.B1:Sheet1.B1 Sheet1.B2:Sheet1.B11 Sheet1.C1:Sheet1.C1 Sheet1.C2:Sheet1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5394in" svg:height="3.5453in" svg:x="0in" svg:y="6.4961in">
            <draw:object draw:notify-on-update-of-ranges="Sheet1.E1:Sheet1.E1 Sheet1.E2:Sheet1.E12 Sheet1.F1:Sheet1.F1 Sheet1.F2:Sheet1.F12 Sheet1.G1:Sheet1.G1 Sheet1.G2:Sheet1.G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5394in" svg:height="3.5453in" svg:x="9.7992in" svg:y="10.3433in">
            <draw:object draw:notify-on-update-of-ranges="Sheet1.A15:Sheet1.A15 Sheet1.A16:Sheet1.A16 Sheet1.B15:Sheet1.B15 Sheet1.B16:Sheet1.B16 Sheet1.C15:Sheet1.C15 Sheet1.C16:Sheet1.C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9.5394in" svg:height="3.5453in" svg:x="0in" svg:y="10.6669in">
            <draw:object draw:notify-on-update-of-ranges="Sheet1.E15:Sheet1.E15 Sheet1.E16:Sheet1.E16 Sheet1.F15:Sheet1.F15 Sheet1.F16:Sheet1.F16 Sheet1.G15:Sheet1.G15 Sheet1.G16:Sheet1.G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</table:table-row>
        <table:table-row table:style-name="ro1">
          <table:table-cell office:value-type="string" calcext:value-type="string">
            <text:p>dsdot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2243" calcext:value-type="float">
            <text:p>0.002243</text:p>
          </table:table-cell>
          <table:table-cell/>
          <table:table-cell office:value-type="string" calcext:value-type="string">
            <text:p>sdsdot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598" calcext:value-type="float">
            <text:p>0.000598</text:p>
          </table:table-cell>
        </table:table-row>
        <table:table-row table:style-name="ro1">
          <table:table-cell office:value-type="string" calcext:value-type="string">
            <text:p>ddot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676" calcext:value-type="float">
            <text:p>0.000676</text:p>
          </table:table-cell>
          <table:table-cell/>
          <table:table-cell office:value-type="string" calcext:value-type="string">
            <text:p>sdot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84826" calcext:value-type="float">
            <text:p>0.084826</text:p>
          </table:table-cell>
        </table:table-row>
        <table:table-row table:style-name="ro1">
          <table:table-cell office:value-type="string" calcext:value-type="string">
            <text:p>dasum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7" calcext:value-type="float">
            <text:p>7E-05</text:p>
          </table:table-cell>
          <table:table-cell/>
          <table:table-cell office:value-type="string" calcext:value-type="string">
            <text:p>sasum</text:p>
          </table:table-cell>
          <table:table-cell office:value-type="float" office:value="0.001497" calcext:value-type="float">
            <text:p>0.001497</text:p>
          </table:table-cell>
          <table:table-cell office:value-type="float" office:value="0.000515" calcext:value-type="float">
            <text:p>0.000515</text:p>
          </table:table-cell>
        </table:table-row>
        <table:table-row table:style-name="ro1">
          <table:table-cell office:value-type="string" calcext:value-type="string">
            <text:p>daxpy</text:p>
          </table:table-cell>
          <table:table-cell office:value-type="float" office:value="0.091024" calcext:value-type="float">
            <text:p>0.091024</text:p>
          </table:table-cell>
          <table:table-cell office:value-type="float" office:value="0.000861" calcext:value-type="float">
            <text:p>0.000861</text:p>
          </table:table-cell>
          <table:table-cell/>
          <table:table-cell office:value-type="string" calcext:value-type="string">
            <text:p>saxpy</text:p>
          </table:table-cell>
          <table:table-cell office:value-type="float" office:value="0.008353" calcext:value-type="float">
            <text:p>0.008353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string" calcext:value-type="string">
            <text:p>dnrm2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4769" calcext:value-type="float">
            <text:p>0.004769</text:p>
          </table:table-cell>
          <table:table-cell/>
          <table:table-cell office:value-type="string" calcext:value-type="string">
            <text:p>snrm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string" calcext:value-type="string">
            <text:p>dscal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7515" calcext:value-type="float">
            <text:p>0.007515</text:p>
          </table:table-cell>
          <table:table-cell/>
          <table:table-cell office:value-type="string" calcext:value-type="string">
            <text:p>sscal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string" calcext:value-type="string">
            <text:p>dswap</text:p>
          </table:table-cell>
          <table:table-cell office:value-type="float" office:value="0.065101" calcext:value-type="float">
            <text:p>0.065101</text:p>
          </table:table-cell>
          <table:table-cell office:value-type="float" office:value="0.000201" calcext:value-type="float">
            <text:p>0.000201</text:p>
          </table:table-cell>
          <table:table-cell/>
          <table:table-cell office:value-type="string" calcext:value-type="string">
            <text:p>sswap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47" calcext:value-type="float">
            <text:p>4.7E-05</text:p>
          </table:table-cell>
        </table:table-row>
        <table:table-row table:style-name="ro1">
          <table:table-cell office:value-type="string" calcext:value-type="string">
            <text:p>dcopy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45" calcext:value-type="float">
            <text:p>4.5E-05</text:p>
          </table:table-cell>
          <table:table-cell/>
          <table:table-cell office:value-type="string" calcext:value-type="string">
            <text:p>scopy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75155" calcext:value-type="float">
            <text:p>0.075155</text:p>
          </table:table-cell>
        </table:table-row>
        <table:table-row table:style-name="ro1">
          <table:table-cell office:value-type="string" calcext:value-type="string">
            <text:p>drot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97" calcext:value-type="float">
            <text:p>9.7E-05</text:p>
          </table:table-cell>
          <table:table-cell/>
          <table:table-cell office:value-type="string" calcext:value-type="string">
            <text:p>srot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72294" calcext:value-type="float">
            <text:p>0.072294</text:p>
          </table:table-cell>
        </table:table-row>
        <table:table-row table:style-name="ro1">
          <table:table-cell office:value-type="string" calcext:value-type="string">
            <text:p>drotm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1283" calcext:value-type="float">
            <text:p>0.001283</text:p>
          </table:table-cell>
          <table:table-cell/>
          <table:table-cell office:value-type="string" calcext:value-type="string">
            <text:p>srotg</text:p>
          </table:table-cell>
          <table:table-cell table:number-columns-repeated="2"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dgemm</text:p>
          </table:table-cell>
          <table:table-cell office:value-type="float" office:value="0.690839" calcext:value-type="float">
            <text:p>0.690839</text:p>
          </table:table-cell>
          <table:table-cell office:value-type="float" office:value="64.719634" calcext:value-type="float">
            <text:p>64.719634</text:p>
          </table:table-cell>
          <table:table-cell/>
          <table:table-cell office:value-type="string" calcext:value-type="string">
            <text:p>srotm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01197" calcext:value-type="float">
            <text:p>0.0011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gemm</text:p>
          </table:table-cell>
          <table:table-cell office:value-type="float" office:value="0.47466" calcext:value-type="float">
            <text:p>0.47466</text:p>
          </table:table-cell>
          <table:table-cell office:value-type="float" office:value="62.960097" calcext:value-type="float">
            <text:p>62.96009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</table:table-row>
        <table:table-row table:style-name="ro1">
          <table:table-cell office:value-type="string" calcext:value-type="string">
            <text:p>dgemm</text:p>
          </table:table-cell>
          <table:table-cell office:value-type="float" office:value="0.690839" calcext:value-type="float">
            <text:p>0.690839</text:p>
          </table:table-cell>
          <table:table-cell office:value-type="float" office:value="64.719634" calcext:value-type="float">
            <text:p>64.719634</text:p>
          </table:table-cell>
          <table:table-cell/>
          <table:table-cell office:value-type="string" calcext:value-type="string">
            <text:p>sgemm</text:p>
          </table:table-cell>
          <table:table-cell office:value-type="float" office:value="0.47466" calcext:value-type="float">
            <text:p>0.47466</text:p>
          </table:table-cell>
          <table:table-cell office:value-type="float" office:value="62.960097" calcext:value-type="float">
            <text:p>62.960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5:00:51.812190335</meta:creation-date>
    <dc:date>2020-11-15T15:23:20.591863163</dc:date>
    <meta:editing-duration>PT22M24S</meta:editing-duration>
    <meta:editing-cycles>8</meta:editing-cycles>
    <meta:generator>LibreOffice/6.4.6.2$Linux_X86_64 LibreOffice_project/40$Build-2</meta:generator>
    <meta:document-statistic meta:table-count="1" meta:cell-count="87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6.939cm" svg:y="0.316cm" chart:style-name="ch2">
          <text:p>L1 and L3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Sheet1.A1:Sheet1.C12" chart:data-source-has-labels="both" svg:x="1.495cm" svg:y="1.275cm" svg:width="19.777cm" svg:height="6.57cm">
          <chartooo:coordinate-region svg:x="2.116cm" svg:y="1.474cm" svg:width="19.156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Sheet1.A2:Sheet1.A12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bar">
            <chart:data-point chart:repeated="11"/>
          </chart:series>
          <chart:series chart:style-name="ch11" chart:values-cell-range-address="Sheet1.C2:Sheet1.C12" chart:label-cell-address="Sheet1.C1:Sheet1.C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Sheet1.B1:Sheet1.B1</svg:desc>
                </draw:g>
              </table:table-cell>
              <table:table-cell office:value-type="string">
                <text:p>ekBLA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Sheet1.A2:Sheet1.A12</svg:desc>
                </draw:g>
              </table:table-cell>
              <table:table-cell office:value-type="float" office:value="0.000093">
                <text:p>0.000093</text:p>
                <draw:g>
                  <svg:desc>Sheet1.B2:Sheet1.B12</svg:desc>
                </draw:g>
              </table:table-cell>
              <table:table-cell office:value-type="float" office:value="0.002243">
                <text:p>0.002243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676">
                <text:p>0.000676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0.091024">
                <text:p>0.091024</text:p>
              </table:table-cell>
              <table:table-cell office:value-type="float" office:value="0.000861">
                <text:p>0.000861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000069">
                <text:p>0.000069</text:p>
              </table:table-cell>
              <table:table-cell office:value-type="float" office:value="0.004769">
                <text:p>0.004769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0.000075">
                <text:p>0.000075</text:p>
              </table:table-cell>
              <table:table-cell office:value-type="float" office:value="0.007515">
                <text:p>0.007515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065101">
                <text:p>0.065101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0001">
                <text:p>0.0001</text:p>
              </table:table-cell>
              <table:table-cell office:value-type="float" office:value="0.001283">
                <text:p>0.001283</text:p>
              </table:table-cell>
            </table:table-row>
            <table:table-row>
              <table:table-cell office:value-type="string">
                <text:p>dgemm</text:p>
              </table:table-cell>
              <table:table-cell office:value-type="float" office:value="0.690839">
                <text:p>0.690839</text:p>
              </table:table-cell>
              <table:table-cell office:value-type="float" office:value="64.719634">
                <text:p>64.719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018cm" svg:y="0.316cm" chart:style-name="ch2">
          <text:p>L1 and L3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Sheet1.E1:Sheet1.G13" chart:data-source-has-labels="both" svg:x="1.495cm" svg:y="1.275cm" svg:width="19.777cm" svg:height="6.57cm">
          <chartooo:coordinate-region svg:x="2.116cm" svg:y="1.474cm" svg:width="19.156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Sheet1.E2:Sheet1.E13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F2:Sheet1.F13" chart:label-cell-address="Sheet1.F1:Sheet1.F1" chart:class="chart:bar">
            <chart:data-point chart:repeated="12"/>
          </chart:series>
          <chart:series chart:style-name="ch11" chart:values-cell-range-address="Sheet1.G2:Sheet1.G13" chart:label-cell-address="Sheet1.G1:Sheet1.G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Sheet1.F1:Sheet1.F1</svg:desc>
                </draw:g>
              </table:table-cell>
              <table:table-cell office:value-type="string">
                <text:p>ekBLA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Sheet1.E2:Sheet1.E13</svg:desc>
                </draw:g>
              </table:table-cell>
              <table:table-cell office:value-type="float" office:value="0.000076">
                <text:p>0.000076</text:p>
                <draw:g>
                  <svg:desc>Sheet1.F2:Sheet1.F13</svg:desc>
                </draw:g>
              </table:table-cell>
              <table:table-cell office:value-type="float" office:value="0.000598">
                <text:p>0.000598</text:p>
                <draw:g>
                  <svg:desc>Sheet1.G2:Sheet1.G13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000011">
                <text:p>0.000011</text:p>
              </table:table-cell>
              <table:table-cell office:value-type="float" office:value="0.084826">
                <text:p>0.084826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001497">
                <text:p>0.001497</text:p>
              </table:table-cell>
              <table:table-cell office:value-type="float" office:value="0.000515">
                <text:p>0.000515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0.008353">
                <text:p>0.00835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000031">
                <text:p>0.000031</text:p>
              </table:table-cell>
              <table:table-cell office:value-type="float" office:value="0.075155">
                <text:p>0.075155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000044">
                <text:p>0.000044</text:p>
              </table:table-cell>
              <table:table-cell office:value-type="float" office:value="0.072294">
                <text:p>0.072294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000373">
                <text:p>0.000373</text:p>
              </table:table-cell>
              <table:table-cell office:value-type="float" office:value="0.001197">
                <text:p>0.001197</text:p>
              </table:table-cell>
            </table:table-row>
            <table:table-row>
              <table:table-cell office:value-type="string">
                <text:p>sgemm</text:p>
              </table:table-cell>
              <table:table-cell office:value-type="float" office:value="0.47466">
                <text:p>0.47466</text:p>
              </table:table-cell>
              <table:table-cell office:value-type="float" office:value="62.960097">
                <text:p>62.9600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666cm" svg:y="0.316cm" chart:style-name="ch2">
          <text:p>L1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Sheet1.A1:Sheet1.C11" chart:data-source-has-labels="both" svg:x="1.495cm" svg:y="1.275cm" svg:width="19.777cm" svg:height="6.57cm">
          <chartooo:coordinate-region svg:x="2.407cm" svg:y="1.474cm" svg:width="18.865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Sheet1.A2:Sheet1.A11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bar">
            <chart:data-point chart:repeated="10"/>
          </chart:series>
          <chart:series chart:style-name="ch11" chart:values-cell-range-address="Sheet1.C2:Sheet1.C11" chart:label-cell-address="Sheet1.C1:Sheet1.C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Sheet1.B1:Sheet1.B1</svg:desc>
                </draw:g>
              </table:table-cell>
              <table:table-cell office:value-type="string">
                <text:p>ekBLA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Sheet1.A2:Sheet1.A11</svg:desc>
                </draw:g>
              </table:table-cell>
              <table:table-cell office:value-type="float" office:value="0.000093">
                <text:p>0.000093</text:p>
                <draw:g>
                  <svg:desc>Sheet1.B2:Sheet1.B11</svg:desc>
                </draw:g>
              </table:table-cell>
              <table:table-cell office:value-type="float" office:value="0.002243">
                <text:p>0.002243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676">
                <text:p>0.000676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0.091024">
                <text:p>0.091024</text:p>
              </table:table-cell>
              <table:table-cell office:value-type="float" office:value="0.000861">
                <text:p>0.000861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000069">
                <text:p>0.000069</text:p>
              </table:table-cell>
              <table:table-cell office:value-type="float" office:value="0.004769">
                <text:p>0.004769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0.000075">
                <text:p>0.000075</text:p>
              </table:table-cell>
              <table:table-cell office:value-type="float" office:value="0.007515">
                <text:p>0.007515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065101">
                <text:p>0.065101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0001">
                <text:p>0.0001</text:p>
              </table:table-cell>
              <table:table-cell office:value-type="float" office:value="0.001283">
                <text:p>0.001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745cm" svg:y="0.316cm" chart:style-name="ch2">
          <text:p>L1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Sheet1.E1:Sheet1.G12" chart:data-source-has-labels="both" svg:x="1.495cm" svg:y="1.275cm" svg:width="19.777cm" svg:height="6.57cm">
          <chartooo:coordinate-region svg:x="2.407cm" svg:y="1.474cm" svg:width="18.865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Sheet1.E2:Sheet1.E12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F2:Sheet1.F12" chart:label-cell-address="Sheet1.F1:Sheet1.F1" chart:class="chart:bar">
            <chart:data-point chart:repeated="11"/>
          </chart:series>
          <chart:series chart:style-name="ch11" chart:values-cell-range-address="Sheet1.G2:Sheet1.G12" chart:label-cell-address="Sheet1.G1:Sheet1.G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Sheet1.F1:Sheet1.F1</svg:desc>
                </draw:g>
              </table:table-cell>
              <table:table-cell office:value-type="string">
                <text:p>ekBLA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Sheet1.E2:Sheet1.E12</svg:desc>
                </draw:g>
              </table:table-cell>
              <table:table-cell office:value-type="float" office:value="0.000076">
                <text:p>0.000076</text:p>
                <draw:g>
                  <svg:desc>Sheet1.F2:Sheet1.F12</svg:desc>
                </draw:g>
              </table:table-cell>
              <table:table-cell office:value-type="float" office:value="0.000598">
                <text:p>0.000598</text:p>
                <draw:g>
                  <svg:desc>Sheet1.G2:Sheet1.G12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000011">
                <text:p>0.000011</text:p>
              </table:table-cell>
              <table:table-cell office:value-type="float" office:value="0.084826">
                <text:p>0.084826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001497">
                <text:p>0.001497</text:p>
              </table:table-cell>
              <table:table-cell office:value-type="float" office:value="0.000515">
                <text:p>0.000515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0.008353">
                <text:p>0.00835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000031">
                <text:p>0.000031</text:p>
              </table:table-cell>
              <table:table-cell office:value-type="float" office:value="0.075155">
                <text:p>0.075155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000044">
                <text:p>0.000044</text:p>
              </table:table-cell>
              <table:table-cell office:value-type="float" office:value="0.072294">
                <text:p>0.072294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000373">
                <text:p>0.000373</text:p>
              </table:table-cell>
              <table:table-cell office:value-type="float" office:value="0.001197">
                <text:p>0.0011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745cm" svg:y="0.316cm" chart:style-name="ch2">
          <text:p>L3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Sheet1.E15:Sheet1.G16" chart:data-source-has-labels="both" svg:x="1.495cm" svg:y="1.275cm" svg:width="19.777cm" svg:height="6.57cm">
          <chartooo:coordinate-region svg:x="2.116cm" svg:y="1.475cm" svg:width="19.156cm" svg:height="5.723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Sheet1.E16:Sheet1.E16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F16:Sheet1.F16" chart:label-cell-address="Sheet1.F15:Sheet1.F15" chart:class="chart:bar">
            <chart:data-point/>
          </chart:series>
          <chart:series chart:style-name="ch11" chart:values-cell-range-address="Sheet1.G16:Sheet1.G16" chart:label-cell-address="Sheet1.G15:Sheet1.G1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Sheet1.F15:Sheet1.F15</svg:desc>
                </draw:g>
              </table:table-cell>
              <table:table-cell office:value-type="string">
                <text:p>ekBLAS</text:p>
                <draw:g>
                  <svg:desc>Sheet1.G15:Sheet1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gemm</text:p>
                <draw:g>
                  <svg:desc>Sheet1.E16:Sheet1.E16</svg:desc>
                </draw:g>
              </table:table-cell>
              <table:table-cell office:value-type="float" office:value="0.47466">
                <text:p>0.47466</text:p>
                <draw:g>
                  <svg:desc>Sheet1.F16:Sheet1.F16</svg:desc>
                </draw:g>
              </table:table-cell>
              <table:table-cell office:value-type="float" office:value="62.960097">
                <text:p>62.960097</text:p>
                <draw:g>
                  <svg:desc>Sheet1.G16:Sheet1.G1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666cm" svg:y="0.316cm" chart:style-name="ch2">
          <text:p>L3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Sheet1.A15:Sheet1.C16" chart:data-source-has-labels="both" svg:x="1.495cm" svg:y="1.275cm" svg:width="19.777cm" svg:height="6.57cm">
          <chartooo:coordinate-region svg:x="2.116cm" svg:y="1.475cm" svg:width="19.156cm" svg:height="5.723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Sheet1.A16:Sheet1.A16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heet1.B16:Sheet1.B16" chart:label-cell-address="Sheet1.B15:Sheet1.B15" chart:class="chart:bar">
            <chart:data-point/>
          </chart:series>
          <chart:series chart:style-name="ch11" chart:values-cell-range-address="Sheet1.C16:Sheet1.C16" chart:label-cell-address="Sheet1.C15:Sheet1.C1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Sheet1.B15:Sheet1.B15</svg:desc>
                </draw:g>
              </table:table-cell>
              <table:table-cell office:value-type="string">
                <text:p>ekBLAS</text:p>
                <draw:g>
                  <svg:desc>Sheet1.C15:Sheet1.C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gemm</text:p>
                <draw:g>
                  <svg:desc>Sheet1.A16:Sheet1.A16</svg:desc>
                </draw:g>
              </table:table-cell>
              <table:table-cell office:value-type="float" office:value="0.690839">
                <text:p>0.690839</text:p>
                <draw:g>
                  <svg:desc>Sheet1.B16:Sheet1.B16</svg:desc>
                </draw:g>
              </table:table-cell>
              <table:table-cell office:value-type="float" office:value="64.719634">
                <text:p>64.719634</text:p>
                <draw:g>
                  <svg:desc>Sheet1.C16:Sheet1.C1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